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My Jego Dzieci</text:span><text:span text:style-name="T1"><text:line-break/></text:span><text:span text:style-name="T1">zrodzone z cierpienia</text:span><text:span text:style-name="T1"><text:line-break/></text:span><text:span text:style-name="T1">Krwią swoją </text:span><text:span text:style-name="T1">odkupił nas.</text:span><text:span text:style-name="T1"><text:line-break/></text:span><text:span text:style-name="T1">Chce mieć nas</text:span><text:span text:style-name="T1"><text:line-break/></text:span><text:span text:style-name="T1">świętym światłem narodów</text:span><text:span text:style-name="T1"><text:line-break/></text:span><text:span text:style-name="T1">W miłość i moc</text:span><text:span text:style-name="T1"><text:line-break/></text:span><text:span text:style-name="T1">przyodział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 Jego Imię Idź!</text:span><text:span text:style-name="T1"><text:line-break/></text:span><text:span text:style-name="T1">Jezusa władzę głoś!</text:span><text:span text:style-name="T1"><text:line-break/></text:span><text:span text:style-name="T1">Oto Kościele jest czas</text:span><text:span text:style-name="T1"><text:line-break/></text:span><text:span text:style-name="T1">abyś powstał i głosił:</text:span><text:span text:style-name="T1"><text:line-break/></text:span><text:span text:style-name="T1">Jezus nasz Odkupiciel i Pan</text:span><text:span text:style-name="T1"><text:line-break/></text:span><text:span text:style-name="T1"><text:line-break/></text:span><text:span text:style-name="T1">Jezus nasz Pan!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Tak wiele istnień,</text:span><text:span text:style-name="T1"><text:line-break/></text:span><text:span text:style-name="T1">co gubią się w mroku</text:span><text:span text:style-name="T1"><text:line-break/></text:span><text:span text:style-name="T1">Czy mając światło</text:span><text:span text:style-name="T1"><text:line-break/></text:span><text:span text:style-name="T1">chcesz spać?</text:span><text:span text:style-name="T1"><text:line-break/></text:span><text:span text:style-name="T1">Jezus nakazał nam iść,</text:span><text:span text:style-name="T1"><text:line-break/></text:span><text:span text:style-name="T1">czynić uczniów</text:span><text:span text:style-name="T1"><text:line-break/></text:span><text:span text:style-name="T1">To jest nasz cel, a walka trw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W Jego Imię Idź!</text:span><text:span text:style-name="T1"><text:line-break/></text:span><text:span text:style-name="T1">Jezusa władzę głoś!</text:span><text:span text:style-name="T1"><text:line-break/></text:span><text:span text:style-name="T1">Oto Kościele jest czas</text:span><text:span text:style-name="T1"><text:line-break/></text:span><text:span text:style-name="T1">abyś powstał i głosił:</text:span><text:span text:style-name="T1"><text:line-break/></text:span><text:span text:style-name="T1">Jezus nasz Odkupiciel i Pan</text:span><text:span text:style-name="T1"><text:line-break/></text:span><text:span text:style-name="T1"><text:line-break/></text:span><text:span text:style-name="T1">Jezus nasz Pan!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Słuchaj ten powiew,</text:span><text:span text:style-name="T1"><text:line-break/></text:span><text:span text:style-name="T1">to wiatr Jego Ducha</text:span><text:span text:style-name="T1"><text:line-break/></text:span><text:span text:style-name="T1">Kres wieku </text:span><text:span text:style-name="T1">już zbliża się.</text:span><text:span text:style-name="T1"><text:line-break/></text:span><text:span text:style-name="T1">Niebo i ziemia</text:span><text:span text:style-name="T1"><text:line-break/></text:span><text:span text:style-name="T1">zostały wstrząśnięte</text:span><text:span text:style-name="T1"><text:line-break/></text:span><text:span text:style-name="T1">Jezus nasz Pan ukaże się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ef. W Jego Imię Idź!</text:span><text:span text:style-name="T1"><text:line-break/></text:span><text:span text:style-name="T1">Jezusa władzę głoś!</text:span><text:span text:style-name="T1"><text:line-break/></text:span><text:span text:style-name="T1">Oto Kościele jest czas</text:span><text:span text:style-name="T1"><text:line-break/></text:span><text:span text:style-name="T1">abyś powstał i głosił:</text:span><text:span text:style-name="T1"><text:line-break/></text:span><text:span text:style-name="T1">Jezus nasz Odkupiciel i Pan</text:span><text:span text:style-name="T1"><text:line-break/></text:span><text:span text:style-name="T1"><text:line-break/></text:span><text:span text:style-name="T1">Jezus nasz Pan! /x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35:22</meta:creation-date>
    <dc:creator>Rafał Talacha</dc:creator>
    <dc:date>2009-01-27T09:40:07</dc:date>
    <dc:language>pl-PL</dc:language>
    <meta:editing-cycles>5</meta:editing-cycles>
    <meta:editing-duration>PT5M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